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le1" style:family="table">
      <style:table-properties style:width="15.875cm" fo:margin-left="0.067cm" fo:margin-right="0.06cm" fo:margin-top="0cm" fo:margin-bottom="0cm" table:align="margins" style:writing-mode="lr-tb"/>
    </style:style>
    <style:style style:name="Tabelle1.A" style:family="table-column">
      <style:table-column-properties style:column-width="2.937cm" style:rel-column-width="12123*"/>
    </style:style>
    <style:style style:name="Tabelle1.B" style:family="table-column">
      <style:table-column-properties style:column-width="3.175cm" style:rel-column-width="13107*"/>
    </style:style>
    <style:style style:name="Tabelle1.C" style:family="table-column">
      <style:table-column-properties style:column-width="3.201cm" style:rel-column-width="13216*"/>
    </style:style>
    <style:style style:name="Tabelle1.E" style:family="table-column">
      <style:table-column-properties style:column-width="3.36cm" style:rel-column-width="13873*"/>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a"/>
    </style:style>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name-complex="Times New Roman2"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3pt" style:text-underline-style="solid" style:text-underline-width="auto" style:text-underline-color="font-color" style:font-size-asian="13pt" style:font-size-complex="13pt"/>
    </style:style>
    <style:style style:name="P5" style:family="paragraph" style:parent-style-name="Standard">
      <style:text-properties style:font-name="Times New Roman" fo:font-size="13pt" style:text-underline-style="solid" style:text-underline-width="auto" style:text-underline-color="font-color" style:font-size-asian="13pt" style:font-name-complex="Times New Roman2" style:font-size-complex="13pt"/>
    </style:style>
    <style:style style:name="P6" style:family="paragraph" style:parent-style-name="Standard">
      <style:text-properties style:text-position="0% 100%" style:font-name="Times New Roman" fo:font-size="12pt" style:font-size-asian="12pt" style:font-name-complex="Times New Roman2" style:font-size-complex="12pt"/>
    </style:style>
    <style:style style:name="P7" style:family="paragraph" style:parent-style-name="Standard">
      <style:text-properties fo:color="#f8f8f8" style:font-name="Times New Roman" fo:font-size="13pt" style:text-underline-style="solid" style:text-underline-width="auto" style:text-underline-color="font-color" officeooo:rsid="0018097a" officeooo:paragraph-rsid="0018097a" style:font-size-asian="13pt" style:font-name-complex="Times New Roman2" style:font-size-complex="13pt"/>
    </style:style>
    <style:style style:name="P8" style:family="paragraph" style:parent-style-name="Standard">
      <style:paragraph-properties fo:margin-left="3.747cm" fo:margin-right="0cm" fo:margin-top="0cm" fo:margin-bottom="0cm" loext:contextual-spacing="false" fo:line-height="100%" fo:text-indent="-3.747cm" style:auto-text-indent="false"/>
      <style:text-properties style:font-name="Times New Roman"/>
    </style:style>
    <style:style style:name="P9" style:family="paragraph" style:parent-style-name="Standard">
      <style:paragraph-properties fo:margin-left="3.747cm" fo:margin-right="0cm" fo:margin-top="0cm" fo:margin-bottom="0cm" loext:contextual-spacing="false" fo:line-height="100%" fo:text-indent="-3.747cm" style:auto-text-indent="false"/>
      <style:text-properties style:font-name="Times New Roman" fo:font-size="12pt" style:font-size-asian="12pt" style:font-name-complex="Times New Roman2" style:font-size-complex="12pt"/>
    </style:style>
    <style:style style:name="P10" style:family="paragraph" style:parent-style-name="Standard">
      <style:paragraph-properties fo:margin-top="0cm" fo:margin-bottom="0cm" loext:contextual-spacing="false" fo:line-height="100%"/>
      <style:text-properties style:font-name="Times New Roman" fo:font-size="12pt" style:font-size-asian="12pt" style:font-name-complex="Times New Roman2"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2" style:font-size-complex="12pt"/>
    </style:style>
    <style:style style:name="P12" style:family="paragraph" style:parent-style-name="Standard">
      <style:paragraph-properties fo:margin-top="0cm" fo:margin-bottom="0cm" loext:contextual-spacing="false" fo:line-height="100%"/>
      <style:text-properties style:font-name="Times New Roman"/>
    </style:style>
    <style:style style:name="P13" style:family="paragraph" style:parent-style-name="Standard" style:master-page-name="Standard">
      <style:paragraph-properties style:page-number="auto"/>
      <style:text-properties style:font-name="Times New Roman" fo:font-size="13pt" style:text-underline-style="solid" style:text-underline-width="auto" style:text-underline-color="font-color" officeooo:rsid="0018097a" officeooo:paragraph-rsid="0018097a" style:font-size-asian="13pt" style:font-name-complex="Times New Roman2" style:font-size-complex="13pt"/>
    </style:style>
    <style:style style:name="T1" style:family="text">
      <style:text-properties fo:font-size="12pt" style:font-size-asian="12pt" style:font-name-complex="Times New Roman2" style:font-size-complex="12pt"/>
    </style:style>
    <style:style style:name="T2" style:family="text">
      <style:text-properties fo:font-size="12pt" fo:language="en" fo:country="US" style:font-size-asian="12pt" style:font-name-complex="Times New Roman2" style:font-size-complex="12pt"/>
    </style:style>
    <style:style style:name="T3" style:family="text">
      <style:text-properties style:text-position="sub 58%"/>
    </style:style>
    <style:style style:name="T4" style:family="text">
      <style:text-properties style:text-position="sub 58%" fo:font-size="12pt" style:font-size-asian="12pt" style:font-name-complex="Times New Roman2" style:font-size-complex="12pt"/>
    </style:style>
    <style:style style:name="T5" style:family="text">
      <style:text-properties style:text-position="sub 58%" fo:font-size="12pt" fo:language="en" fo:country="US" style:font-size-asian="12pt" style:font-name-complex="Times New Roman2" style:font-size-complex="12pt"/>
    </style:style>
    <style:style style:name="T6" style:family="text">
      <style:text-properties style:text-position="sub 58%" style:font-name-complex="Times New Roman2"/>
    </style:style>
    <style:style style:name="T7" style:family="text">
      <style:text-properties style:text-position="0% 100%"/>
    </style:style>
    <style:style style:name="T8" style:family="text">
      <style:text-properties style:text-position="0% 100%" fo:font-size="12pt" style:font-size-asian="12pt" style:font-name-complex="Times New Roman2" style:font-size-complex="12pt"/>
    </style:style>
    <style:style style:name="T9" style:family="text">
      <style:text-properties style:text-position="0% 100%" style:font-name-complex="Times New Roman2"/>
    </style:style>
    <style:style style:name="T10" style:family="text">
      <style:text-properties style:text-position="0% 100%" style:font-name="Times New Roman1" style:font-name-complex="Times New Roman2"/>
    </style:style>
    <style:style style:name="T11" style:family="text">
      <style:text-properties style:text-position="super 58%" style:font-name-complex="Times New Roman2"/>
    </style:style>
    <style:style style:name="T12" style:family="text">
      <style:text-properties style:text-position="-33% 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borbericht vom 15.01.19 Gruppe 8 Janosch Ehlers, Jacqueline Preis</text:p>
      <text:p text:style-name="P7"/>
      <text:p text:style-name="P5"/>
      <text:p text:style-name="P5">Station 9.1 Die Fällungs-/Redoxreihe der Metalle</text:p>
      <text:p text:style-name="P2"/>
      <text:p text:style-name="P2">In diesem Versuch werden verschiedene Redoxreaktionen betrachtet, um die beteiligten Metalle, anhand der Ergebnisse, in die Redoxreihe einzuordn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elle1.1">
          <table:table-cell table:style-name="Tabelle1.A1" office:value-type="string">
            <text:p text:style-name="P10"/>
          </table:table-cell>
          <table:table-cell table:style-name="Tabelle1.A1" office:value-type="string">
            <text:p text:style-name="P8"><text:span text:style-name="T1">Cu(NO</text:span><text:span text:style-name="T4">3</text:span><text:span text:style-name="T1">)</text:span><text:span text:style-name="T4">2</text:span><text:span text:style-name="T1">-</text:span></text:p>
            <text:p text:style-name="P9">Lösung</text:p>
          </table:table-cell>
          <table:table-cell table:style-name="Tabelle1.A1" office:value-type="string">
            <text:p text:style-name="P12"><text:span text:style-name="T1">ZnSO</text:span><text:span text:style-name="T4">4</text:span><text:span text:style-name="T1">-</text:span></text:p>
            <text:p text:style-name="P10">Lösung</text:p>
          </table:table-cell>
          <table:table-cell table:style-name="Tabelle1.A1" office:value-type="string">
            <text:p text:style-name="P12"><text:span text:style-name="T1">FeSO</text:span><text:span text:style-name="T4">4</text:span><text:span text:style-name="T1">-</text:span></text:p>
            <text:p text:style-name="P10">Lösung</text:p>
          </table:table-cell>
          <table:table-cell table:style-name="Tabelle1.A1" office:value-type="string">
            <text:p text:style-name="P12"><text:span text:style-name="T1">AgNO</text:span><text:span text:style-name="T4">3</text:span><text:span text:style-name="T1">-</text:span></text:p>
            <text:p text:style-name="P10">Lösung</text:p>
          </table:table-cell>
        </table:table-row>
        <table:table-row table:style-name="Tabelle1.1">
          <table:table-cell table:style-name="Tabelle1.A1" office:value-type="string">
            <text:p text:style-name="P10">Fe</text:p>
          </table:table-cell>
          <table:table-cell table:style-name="Tabelle1.A1" office:value-type="string">
            <text:p text:style-name="P11">+</text:p>
          </table:table-cell>
          <table:table-cell table:style-name="Tabelle1.A1" office:value-type="string">
            <text:p text:style-name="P11">-</text:p>
          </table:table-cell>
          <table:table-cell table:style-name="Tabelle1.A1" office:value-type="string">
            <text:p text:style-name="P11">-</text:p>
          </table:table-cell>
          <table:table-cell table:style-name="Tabelle1.A1" office:value-type="string">
            <text:p text:style-name="P11">+</text:p>
          </table:table-cell>
        </table:table-row>
        <table:table-row table:style-name="Tabelle1.1">
          <table:table-cell table:style-name="Tabelle1.A1" office:value-type="string">
            <text:p text:style-name="P10">Zn</text:p>
          </table:table-cell>
          <table:table-cell table:style-name="Tabelle1.A1" office:value-type="string">
            <text:p text:style-name="P11">+</text:p>
          </table:table-cell>
          <table:table-cell table:style-name="Tabelle1.A1" office:value-type="string">
            <text:p text:style-name="P11">-</text:p>
          </table:table-cell>
          <table:table-cell table:style-name="Tabelle1.A1" office:value-type="string">
            <text:p text:style-name="P11">+</text:p>
          </table:table-cell>
          <table:table-cell table:style-name="Tabelle1.A1" office:value-type="string">
            <text:p text:style-name="P11">+</text:p>
          </table:table-cell>
        </table:table-row>
        <table:table-row table:style-name="Tabelle1.1">
          <table:table-cell table:style-name="Tabelle1.A1" office:value-type="string">
            <text:p text:style-name="P10">Cu</text:p>
          </table:table-cell>
          <table:table-cell table:style-name="Tabelle1.A1" office:value-type="string">
            <text:p text:style-name="P11">-</text:p>
          </table:table-cell>
          <table:table-cell table:style-name="Tabelle1.A1" office:value-type="string">
            <text:p text:style-name="P11">-</text:p>
          </table:table-cell>
          <table:table-cell table:style-name="Tabelle1.A1" office:value-type="string">
            <text:p text:style-name="P11">-</text:p>
          </table:table-cell>
          <table:table-cell table:style-name="Tabelle1.A1" office:value-type="string">
            <text:p text:style-name="P11">+</text:p>
          </table:table-cell>
        </table:table-row>
      </table:table>
      <text:p text:style-name="P2"><text:line-break/>+: reagiert</text:p>
      <text:p text:style-name="P2">-: reagiert nicht</text:p>
      <text:p text:style-name="P2">Beobachtungen:</text:p>
      <text:p text:style-name="P2">Kupfernitrat-Lösung und Eisen: Auf dem Eisennagel bildet sich eine orange Kupferschicht.</text:p>
      <text:p text:style-name="P2">Kupfernitrat-Lösung und Zink: Die Zinkspäne färben sich leicht schwarz.</text:p>
      <text:p text:style-name="P2">Kupfernitrat-Lösung und Kupfer: Man kann keine Veränderungen beobachten. </text:p>
      <text:p text:style-name="P2"/>
      <text:p text:style-name="P2">Zinksulfat-Lösung und Eisen: Man kann keine Veränderungen beobachten.</text:p>
      <text:p text:style-name="P2">Zinksulfat-Lösung und Zink: Man kann keine Veränderungen beobachten.</text:p>
      <text:p text:style-name="P2">Zinksulfat-Lösung und Kupfer: Man kann keine Veränderungen beobachten.</text:p>
      <text:p text:style-name="P2"/>
      <text:p text:style-name="P2">Eisensulfat-Lösung und Eisen: Man kann keine Veränderungen beobachten.</text:p>
      <text:p text:style-name="P2">Eisensulfat-Lösung und Zink: Auf den Zinkspänen setzt sich eine Eisenschicht ab. </text:p>
      <text:p text:style-name="P2">Eisensulfat-Lösung und Kupfer: Man kann keine Veränderungen beobachten.</text:p>
      <text:p text:style-name="P2"/>
      <text:p text:style-name="P2">Silbernitrat-Lösung und Eisen: Auf dem Eisennagel setzt sich eine Silberschicht ab. </text:p>
      <text:p text:style-name="P2">Silbernitrat-Lösung und Zink: Die Zinkspäne färben sich schwarz. </text:p>
      <text:p text:style-name="P2">Silbernitrat-Lösung und Kupfer: Das Kupferblech färbt sich schwarz/silbrig. </text:p>
      <text:p text:style-name="P2"/>
      <text:p text:style-name="P2">Reaktionsgleichungen:</text:p>
      <text:p text:style-name="P1"><text:span text:style-name="T1">Eisen und Kupfernitrat-Lösung<text:line-break/></text:span><text:span text:style-name="T2">Fe + Cu(NO</text:span><text:span text:style-name="T5">3</text:span><text:span text:style-name="T2">)</text:span><text:span text:style-name="T5">2 </text:span><text:span text:style-name="T2">⇌ Fe(NO</text:span><text:span text:style-name="T5">3</text:span><text:span text:style-name="T2">)</text:span><text:span text:style-name="T5">2</text:span><text:span text:style-name="T2"> + Cu</text:span></text:p>
      <text:p text:style-name="P1"><text:soft-page-break/><text:span text:style-name="T1">Zink und Kupfernitrat-Lösung<text:line-break/></text:span><text:span text:style-name="T2">Zn + Cu(NO</text:span><text:span text:style-name="T5">3</text:span><text:span text:style-name="T2">)</text:span><text:span text:style-name="T5">2 </text:span><text:span text:style-name="T2">⇌ Zn(NO</text:span><text:span text:style-name="T5">3</text:span><text:span text:style-name="T2">)</text:span><text:span text:style-name="T5">2 </text:span><text:span text:style-name="T2">+ Cu</text:span></text:p>
      <text:p text:style-name="P2">Zink und Eisensulfat</text:p>
      <text:p text:style-name="P1"><text:span text:style-name="T1">Zn + FeSO</text:span><text:span text:style-name="T4">4</text:span><text:span text:style-name="T1"> ⇌ ZnSO</text:span><text:span text:style-name="T4">4</text:span><text:span text:style-name="T1"> + Fe</text:span></text:p>
      <text:p text:style-name="P2">Eisen und Silbernitrat-Lösung</text:p>
      <text:p text:style-name="P1"><text:span text:style-name="T1">Fe + 2AgNO</text:span><text:span text:style-name="T4">3</text:span><text:span text:style-name="T1"> ⇌ Fe(NO</text:span><text:span text:style-name="T4">3</text:span><text:span text:style-name="T1">)</text:span><text:span text:style-name="T4">2 </text:span><text:span text:style-name="T1">+ 2Ag</text:span></text:p>
      <text:p text:style-name="P2">Zink und Silbernitrat</text:p>
      <text:p text:style-name="P1"><text:span text:style-name="T1">Zn + 2AgNO</text:span><text:span text:style-name="T4">3</text:span><text:span text:style-name="T1"> ⇌ Zn(NO</text:span><text:span text:style-name="T4">3</text:span><text:span text:style-name="T8">)</text:span><text:span text:style-name="T4">2</text:span><text:span text:style-name="T1"> + 2Ag</text:span></text:p>
      <text:p text:style-name="P2">Kupfer und Silbernitrat</text:p>
      <text:p text:style-name="P1"><text:span text:style-name="T1">Cu + 2AgNO</text:span><text:span text:style-name="T4">3</text:span><text:span text:style-name="T1"> ⇌ Cu(NO</text:span><text:span text:style-name="T4">3</text:span><text:span text:style-name="T8">)</text:span><text:span text:style-name="T4">2</text:span><text:span text:style-name="T1"> + 2Ag</text:span></text:p>
      <text:p text:style-name="P2"/>
      <text:p text:style-name="P2">Teilversuch B</text:p>
      <text:p text:style-name="P2">Zink reagiert relativ schnell mit der Salzsäure, in dem sich kleine Klumpen bilden. Dies liegt daran, dass Zink ein sehr unedles Metall ist. Auch in Teilversuch A ist dies zu sehen, da Zink sowohl mit der Kupfer-Lösung als auch mit der Eisen-Lösung und der Silber-Lösung reagiert. </text:p>
      <text:p text:style-name="P2">Zn + 2HCl ⇌ <text:s/>ZnCl<text:span text:style-name="T3">2</text:span><text:span text:style-name="T7"> + H</text:span><text:span text:style-name="T3">2</text:span></text:p>
      <text:p text:style-name="P6">Das Eisen reagiert nicht mir der Salzsäure, da das Standardpotential von Eisen größer ist als das Normalpotential der Wasserstoffhalbzelle. </text:p>
      <text:p text:style-name="P6">Fe + HCl ⇌ Fe + HCl</text:p>
      <text:p text:style-name="P6">Kupfer reagiert ebenfalls nicht mit der Salzsäure, da das Standardpotential von Kupfer über dem Normalpotential liegt. Dies spiegelt sich auch in Teilversuch A wider, da Kupfer dort nur in der Silbernitrat-Lösung reagiert; denn Silber ist edler als Kupfer. </text:p>
      <text:p text:style-name="P6">Cu + HCl ⇌ <text:s/>Cu + HCl</text:p>
      <text:p text:style-name="P6"/>
      <text:p text:style-name="P2"><text:span text:style-name="T7">Anhand der Ergebnisse kann nun ein Ordnungsschema der untersuchten Metalle vorgenommen werden. Demnach ist </text:span>Zink das unedelste der untersuchten Metalle, denn es hat das höchste Bestreben Elektronen abzugeben. Danach kommt Eisen; Kupfer ist hierbei das edelste Metall. </text:p>
      <text:p text:style-name="P2"/>
      <text:p text:style-name="P2"/>
      <text:p text:style-name="P2"><text:s/></text:p>
      <text:p text:style-name="P2"/>
      <text:p text:style-name="P2"/>
      <text:p text:style-name="Standard"/>
      <text:p text:style-name="Standard"/>
      <text:p text:style-name="Standard"/>
      <text:p text:style-name="P4"><text:soft-page-break/>Station 9.2 Daniell-Element &amp; Zementation </text:p>
      <text:p text:style-name="P3"/>
      <text:p text:style-name="P3">Teilversuch A </text:p>
      <text:p text:style-name="P3">Nachdem der Eisennagel in die Lösung aus Kupfersulfat und verdünnter Schwefelsäure gegeben wurde, färbt sich dieser orange bzw. es setzt sich eine orange-kupferfarbene Schicht auf dem Eisennagel ab. Dies liegt daran, dass Eisen unedler ist als Kupfer und somit oxidiert.<text:line-break/> <text:line-break/>Fe <text:span text:style-name="T9">⇌ Fe</text:span><text:span text:style-name="T11">2+</text:span><text:span text:style-name="T9"> + 2e</text:span><text:span text:style-name="T11">-</text:span><text:span text:style-name="T9"> <text:s/>Oxidation</text:span></text:p>
      <text:p text:style-name="P6">Die in der Lösung enthaltenen Kupferionen: </text:p>
      <text:p text:style-name="P3"><text:span text:style-name="T9">CuSO</text:span><text:span text:style-name="T6">4</text:span><text:span text:style-name="T9"> ⇌ Cu</text:span><text:span text:style-name="T11">2+</text:span><text:span text:style-name="T9"> + SO</text:span><text:span text:style-name="T6">4</text:span><text:span text:style-name="T11">2-</text:span><text:span text:style-name="T9"> , </text:span></text:p>
      <text:p text:style-name="P6">nehmen demnach durch Reduktion diese Elektronen auf und es bildet sich Kupfer, welches sich auf dem Eisennagel absetzt. </text:p>
      <text:p text:style-name="P3"><text:span text:style-name="T9">Cu</text:span><text:span text:style-name="T11">2+</text:span><text:span text:style-name="T9"> + 2e</text:span><text:span text:style-name="T11">-</text:span><text:span text:style-name="T9"> ⇌ Cu <text:s/>Reduktion</text:span></text:p>
      <text:p text:style-name="P6"/>
      <text:p text:style-name="P6">Teilversuch B</text:p>
      <text:p text:style-name="P3"><text:span text:style-name="T9">U=EMK=</text:span><text:span text:style-name="T10">Δ</text:span><text:span text:style-name="T9">E=E</text:span><text:span text:style-name="T6">Reduktion</text:span><text:span text:style-name="T9"> – E</text:span><text:span text:style-name="T6">oxidation</text:span><text:span text:style-name="T9"> =E</text:span><text:span text:style-name="T6">Kathode</text:span><text:span text:style-name="T9"> - E</text:span><text:span text:style-name="T6">Anode</text:span></text:p>
      <text:p text:style-name="P3">= E<text:span text:style-name="T12">Kupfer</text:span> - E<text:span text:style-name="T12">Zink</text:span> = 0,34V -(-0,76V)= 1.10 V </text:p>
      <text:p text:style-name="P3">In unserem Experiment wurde eine Spannung von 1,06V gemessen. Dieser Wert liegt ziemlich nah am berechneten Wert. Die Tatsache, dass die beiden Werte nicht identisch sind könnte allerdings an Ungenauigkeiten des Voltmeters oder auch an ungenauem messen bzw. ablesen der Spannung liegen. </text:p>
      <text:p text:style-name="P3">Das mit Kaliumnitrat getränkte Filterpapier dient zu ionenleitenden Verbindung der Elektrolyt-Lösungen. Über diese „Brücke“ wandern in unserem Versuch Sulfat-Ionen, um den Unterschied der Ladungsbilanz wieder auszugleichen. Dieser entsteht dadurch, dass an der Anode Zink oxidiert wird und somit positiv geladene Zink-Ionen in Lösung gehen. Auf Seiten der Kathode wiederum werden Kupfer-Ionen reduziert, sodass die Sulfat-Ionen im Überschuss sind. Infolgedessen wandern die Sulfat-Ionen vom Kathodenraum über Salzbrücke zum Anodenraum, sodass die Ladungsbilanz beider Seiten wieder ausgeglichen ist. <text:s/></text:p>
      <text:p text:style-name="P3">In unserem Versuch bildet die Zinkelektrode die Anode und somit den Pluspol und die Kupferelektrode die Kathode und den Minusp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Gina 7</meta:initial-creator>
    <meta:editing-cycles>8</meta:editing-cycles>
    <meta:creation-date>2019-01-15T16:03:00</meta:creation-date>
    <dc:date>2019-01-24T17:49:06.758886252</dc:date>
    <meta:editing-duration>PT10H7M7S</meta:editing-duration>
    <meta:generator>LibreOffice/6.0.6.2$Linux_X86_64 LibreOffice_project/00m0$Build-2</meta:generator>
    <meta:document-statistic meta:table-count="1" meta:image-count="0" meta:object-count="0" meta:page-count="3" meta:paragraph-count="74" meta:word-count="635" meta:character-count="4312" meta:non-whitespace-character-count="3722"/>
    <meta:user-defined meta:name="AppVersion">15.0000</meta:user-defined>
    <meta:user-defined meta:name="Company">SuU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